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1653333333" calcext:value-type="float">
            <text:p>35.6551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4328" calcext:value-type="float">
            <text:p>35.6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26346666667" calcext:value-type="float">
            <text:p>35.6426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08384" calcext:value-type="float">
            <text:p>36.73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90115555556" calcext:value-type="float">
            <text:p>36.73901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92057142857" calcext:value-type="float">
            <text:p>36.099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04133333333" calcext:value-type="float">
            <text:p>35.480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00208571429" calcext:value-type="float">
            <text:p>35.1100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55082857143" calcext:value-type="float">
            <text:p>35.1455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99865714286" calcext:value-type="float">
            <text:p>35.3799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58043870968" calcext:value-type="float">
            <text:p>35.895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27824" calcext:value-type="float">
            <text:p>36.28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98224" calcext:value-type="float">
            <text:p>36.72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4572" calcext:value-type="float">
            <text:p>36.8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21276129032" calcext:value-type="float">
            <text:p>36.7121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91727741935" calcext:value-type="float">
            <text:p>36.2991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3052" calcext:value-type="float">
            <text:p>35.86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34681290323" calcext:value-type="float">
            <text:p>35.6634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98752" calcext:value-type="float">
            <text:p>35.72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0694193548" calcext:value-type="float">
            <text:p>35.804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55191428571" calcext:value-type="float">
            <text:p>35.8855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02807741935" calcext:value-type="float">
            <text:p>36.0202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53695483871" calcext:value-type="float">
            <text:p>36.595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50604137931" calcext:value-type="float">
            <text:p>37.1250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95523870968" calcext:value-type="float">
            <text:p>37.6895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88168" calcext:value-type="float">
            <text:p>37.87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23316129032" calcext:value-type="float">
            <text:p>37.582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17743225806" calcext:value-type="float">
            <text:p>37.0317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17912" calcext:value-type="float">
            <text:p>36.58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1284" calcext:value-type="float">
            <text:p>36.18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58500645161" calcext:value-type="float">
            <text:p>36.2858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08488571428" calcext:value-type="float">
            <text:p>36.400848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56472258065" calcext:value-type="float">
            <text:p>36.5556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74344" calcext:value-type="float">
            <text:p>36.92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44568" calcext:value-type="float">
            <text:p>37.2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96015483871" calcext:value-type="float">
            <text:p>37.689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6464" calcext:value-type="float">
            <text:p>37.7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08249032258" calcext:value-type="float">
            <text:p>37.6208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1404" calcext:value-type="float">
            <text:p>37.14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2152" calcext:value-type="float">
            <text:p>36.54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9086451613" calcext:value-type="float">
            <text:p>36.176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08928" calcext:value-type="float">
            <text:p>36.20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6036129032" calcext:value-type="float">
            <text:p>36.329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1982857143" calcext:value-type="float">
            <text:p>36.4751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7922580645" calcext:value-type="float">
            <text:p>36.64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6405" calcext:value-type="float">
            <text:p>37.27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3669565217" calcext:value-type="float">
            <text:p>37.82236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14675" calcext:value-type="float">
            <text:p>38.411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23490434783" calcext:value-type="float">
            <text:p>38.772349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8462" calcext:value-type="float">
            <text:p>38.74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29903157895" calcext:value-type="float">
            <text:p>38.202990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844" calcext:value-type="float">
            <text:p>38.12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094" calcext:value-type="float">
            <text:p>38.00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1956" calcext:value-type="float">
            <text:p>38.0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7376" calcext:value-type="float">
            <text:p>38.3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2072" calcext:value-type="float">
            <text:p>38.3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10256" calcext:value-type="float">
            <text:p>38.3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0868965517" calcext:value-type="float">
            <text:p>37.7310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52704" calcext:value-type="float">
            <text:p>38.1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4869677419" calcext:value-type="float">
            <text:p>38.4934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99332" calcext:value-type="float">
            <text:p>38.47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62328" calcext:value-type="float">
            <text:p>38.2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34590967742" calcext:value-type="float">
            <text:p>37.803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5164" calcext:value-type="float">
            <text:p>37.45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4126451613" calcext:value-type="float">
            <text:p>37.161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7224" calcext:value-type="float">
            <text:p>37.07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26098064516" calcext:value-type="float">
            <text:p>37.202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2845714286" calcext:value-type="float">
            <text:p>37.3832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20771612903" calcext:value-type="float">
            <text:p>37.562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18392258065" calcext:value-type="float">
            <text:p>38.0918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01336" calcext:value-type="float">
            <text:p>38.61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81249032258" calcext:value-type="float">
            <text:p>38.878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6193103448" calcext:value-type="float">
            <text:p>39.0086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23992" calcext:value-type="float">
            <text:p>38.6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00464516129" calcext:value-type="float">
            <text:p>37.98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13216" calcext:value-type="float">
            <text:p>37.70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5461935484" calcext:value-type="float">
            <text:p>37.5785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40192" calcext:value-type="float">
            <text:p>37.64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8082857143" calcext:value-type="float">
            <text:p>37.9268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7848" calcext:value-type="float">
            <text:p>38.1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32536" calcext:value-type="float">
            <text:p>39.4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4768" calcext:value-type="float">
            <text:p>40.11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6072" calcext:value-type="float">
            <text:p>39.9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7131612903" calcext:value-type="float">
            <text:p>39.2217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99127741935" calcext:value-type="float">
            <text:p>38.4099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50168" calcext:value-type="float">
            <text:p>37.95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33318709677" calcext:value-type="float">
            <text:p>37.793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6428" calcext:value-type="float">
            <text:p>37.883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15934193548" calcext:value-type="float">
            <text:p>38.0915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56757142857" calcext:value-type="float">
            <text:p>38.3356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74312258065" calcext:value-type="float">
            <text:p>38.637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0456774193" calcext:value-type="float">
            <text:p>39.25204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2206896552" calcext:value-type="float">
            <text:p>40.102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5793548387" calcext:value-type="float">
            <text:p>40.498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276" calcext:value-type="float">
            <text:p>40.18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30861935484" calcext:value-type="float">
            <text:p>39.613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2538064516" calcext:value-type="float">
            <text:p>38.9262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1976" calcext:value-type="float">
            <text:p>38.1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04784" calcext:value-type="float">
            <text:p>37.66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25974193548" calcext:value-type="float">
            <text:p>37.742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81699310345" calcext:value-type="float">
            <text:p>37.9881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49331612903" calcext:value-type="float">
            <text:p>38.314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31787826087" calcext:value-type="float">
            <text:p>39.08317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73354545455" calcext:value-type="float">
            <text:p>39.98733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3074782609" calcext:value-type="float">
            <text:p>40.477307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12098181818" calcext:value-type="float">
            <text:p>40.0212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1158" calcext:value-type="float">
            <text:p>39.49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88768" calcext:value-type="float">
            <text:p>39.6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57632" calcext:value-type="float">
            <text:p>39.4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65024" calcext:value-type="float">
            <text:p>39.3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357" calcext:value-type="float">
            <text:p>39.99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595" calcext:value-type="float">
            <text:p>39.9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0788" calcext:value-type="float">
            <text:p>39.0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998" calcext:value-type="float">
            <text:p>37.93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3568" calcext:value-type="float">
            <text:p>39.7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0652" calcext:value-type="float">
            <text:p>41.0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8052" calcext:value-type="float">
            <text:p>43.0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2836" calcext:value-type="float">
            <text:p>42.5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9588" calcext:value-type="float">
            <text:p>40.8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1358" calcext:value-type="float">
            <text:p>39.821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3436" calcext:value-type="float">
            <text:p>39.6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508" calcext:value-type="float">
            <text:p>40.38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8784" calcext:value-type="float">
            <text:p>41.5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4948" calcext:value-type="float">
            <text:p>41.8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59824" calcext:value-type="float">
            <text:p>39.0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013" calcext:value-type="float">
            <text:p>39.14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5584" calcext:value-type="float">
            <text:p>38.8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03" calcext:value-type="float">
            <text:p>39.48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49264" calcext:value-type="float">
            <text:p>41.2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7336" calcext:value-type="float">
            <text:p>41.6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378" calcext:value-type="float">
            <text:p>41.6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7296" calcext:value-type="float">
            <text:p>39.8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858" calcext:value-type="float">
            <text:p>39.63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25616" calcext:value-type="float">
            <text:p>40.0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8712" calcext:value-type="float">
            <text:p>39.4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835" calcext:value-type="float">
            <text:p>40.13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9104" calcext:value-type="float">
            <text:p>40.3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606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42" meta:object-count="0"/>
    <meta:user-defined meta:name="AppVersion">3.0</meta:user-defined>
  </office:meta>
</office:document-meta>
</file>